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0000001DC00000227E991BD53A93079B8.png" manifest:media-type="image/png"/>
  <manifest:file-entry manifest:full-path="Pictures/10000000000000E400000596F87DF655B34A74B0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ula1" style:family="table">
      <style:table-properties style:width="6.6736in" fo:margin-left="0.0125in" fo:margin-right="0.0069in" table:align="margins" style:writing-mode="lr-tb"/>
    </style:style>
    <style:style style:name="Taula1.A" style:family="table-column">
      <style:table-column-properties style:column-width="6.6736in" style:rel-column-width="65535*"/>
    </style:style>
    <style:style style:name="Taula1.1" style:family="table-row">
      <style:table-row-properties style:min-row-height="0.2083in" fo:keep-together="auto"/>
    </style:style>
    <style:style style:name="Taula1.A1" style:family="table-cell">
      <style:table-cell-properties style:vertical-align="middle" fo:background-color="#cccccc" fo:padding-left="0.0486in" fo:padding-right="0.0486in" fo:padding-top="0in" fo:padding-bottom="0in" fo:border="0.05pt solid #000000" style:writing-mode="lr-tb">
        <style:background-image/>
      </style:table-cell-properties>
    </style:style>
    <style:style style:name="Taula1.2" style:family="table-row">
      <style:table-row-properties style:min-row-height="0.2847in" fo:keep-together="auto"/>
    </style:style>
    <style:style style:name="Taula1.A2" style:family="table-cell">
      <style:table-cell-properties style:vertical-align="middle" fo:background-color="#cccccc" fo:padding-left="0.0486in" fo:padding-right="0.0486in" fo:padding-top="0in" fo:padding-bottom="0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4.3333in"/>
    </style:style>
    <style:style style:name="Table1.B" style:family="table-column">
      <style:table-column-properties style:column-width="1.1778in"/>
    </style:style>
    <style:style style:name="Table1.C" style:family="table-column">
      <style:table-column-properties style:column-width="1.186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background-color="#ffff99" fo:padding="0.0382in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fo:background-color="#ff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B5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1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C1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line-height="0.1665in">
        <style:tab-stops>
          <style:tab-stop style:position="0.3937in"/>
          <style:tab-stop style:position="5.9055in" style:type="right"/>
        </style:tab-stops>
      </style:paragraph-properties>
      <style:text-properties fo:font-size="12pt" officeooo:paragraph-rsid="003a33e3" style:font-size-asian="12pt"/>
    </style:style>
    <style:style style:name="P2" style:family="paragraph" style:parent-style-name="Header">
      <style:paragraph-properties fo:line-height="0.1665in">
        <style:tab-stops>
          <style:tab-stop style:position="0.3937in"/>
          <style:tab-stop style:position="5.9055in" style:type="right"/>
        </style:tab-stops>
      </style:paragraph-properties>
      <style:text-properties fo:font-size="10pt" style:text-underline-style="none" fo:font-weight="bold" officeooo:paragraph-rsid="003a33e3" style:font-size-asian="10pt" style:font-weight-asian="bold"/>
    </style:style>
    <style:style style:name="P3" style:family="paragraph" style:parent-style-name="Header">
      <style:paragraph-properties fo:line-height="0.1665in">
        <style:tab-stops>
          <style:tab-stop style:position="0.3937in"/>
          <style:tab-stop style:position="5.9055in" style:type="right"/>
        </style:tab-stops>
      </style:paragraph-properties>
      <style:text-properties fo:font-size="10pt" style:text-underline-style="none" fo:font-weight="bold" officeooo:rsid="003a33e3" officeooo:paragraph-rsid="003a33e3" style:font-size-asian="10pt" style:font-weight-asian="bold"/>
    </style:style>
    <style:style style:name="P4" style:family="paragraph" style:parent-style-name="Footnote">
      <style:paragraph-properties fo:padding="0in" fo:border="none" style:snap-to-layout-grid="false"/>
      <style:text-properties officeooo:paragraph-rsid="002e1fcc"/>
    </style:style>
    <style:style style:name="P5" style:family="paragraph" style:parent-style-name="Footnote">
      <style:paragraph-properties fo:padding="0in" fo:border="none"/>
      <style:text-properties fo:font-size="8pt" officeooo:paragraph-rsid="002e1fcc" style:font-size-asian="8pt" style:font-size-complex="8pt"/>
    </style:style>
    <style:style style:name="P6" style:family="paragraph" style:parent-style-name="Footnote">
      <style:paragraph-properties fo:text-align="end" style:justify-single-word="false" fo:padding="0in" fo:border="none" style:snap-to-layout-grid="false"/>
      <style:text-properties officeooo:paragraph-rsid="002e1fcc"/>
    </style:style>
    <style:style style:name="P7" style:family="paragraph" style:parent-style-name="Standard">
      <style:paragraph-properties fo:text-align="end" style:justify-single-word="false"/>
      <style:text-properties officeooo:paragraph-rsid="002e1fcc"/>
    </style:style>
    <style:style style:name="P8" style:family="paragraph" style:parent-style-name="Standard">
      <style:paragraph-properties fo:text-align="end" style:justify-single-word="false"/>
      <style:text-properties fo:font-size="8pt" officeooo:paragraph-rsid="002e1fcc" style:font-size-asian="8pt" style:font-size-complex="8pt"/>
    </style:style>
    <style:style style:name="P9" style:family="paragraph" style:parent-style-name="Standard">
      <style:text-properties officeooo:paragraph-rsid="002e1fcc"/>
    </style:style>
    <style:style style:name="P10" style:family="paragraph" style:parent-style-name="Standard">
      <style:paragraph-properties fo:text-align="justify" style:justify-single-word="false" style:snap-to-layout-grid="false"/>
      <style:text-properties officeooo:paragraph-rsid="002c3669"/>
    </style:style>
    <style:style style:name="P11" style:family="paragraph" style:parent-style-name="Standard">
      <style:text-properties style:font-name="Arial" officeooo:rsid="000c4955" officeooo:paragraph-rsid="0052faae"/>
    </style:style>
    <style:style style:name="P12" style:family="paragraph" style:parent-style-name="Standard">
      <style:text-properties style:font-name="Arial" fo:font-size="14pt" fo:font-weight="bold" officeooo:rsid="000a3fc5" officeooo:paragraph-rsid="0052faae" style:font-size-asian="14pt" style:font-weight-asian="bold" style:font-size-complex="14pt" style:font-weight-complex="bold"/>
    </style:style>
    <style:style style:name="P13" style:family="paragraph" style:parent-style-name="Standard">
      <style:text-properties officeooo:paragraph-rsid="0052faae"/>
    </style:style>
    <style:style style:name="P14" style:family="paragraph" style:parent-style-name="Standard">
      <style:text-properties style:use-window-font-color="true" style:font-name="Arial" fo:font-size="12pt" fo:font-weight="normal" officeooo:rsid="0050e25a" officeooo:paragraph-rsid="0052faae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use-window-font-color="true" style:font-name="Arial" fo:font-size="12pt" fo:font-weight="normal" officeooo:rsid="005632ec" officeooo:paragraph-rsid="005632ec" style:font-size-asian="12pt" style:font-weight-asian="normal" style:font-size-complex="12pt" style:font-weight-complex="normal"/>
    </style:style>
    <style:style style:name="P16" style:family="paragraph" style:parent-style-name="Text_20_body">
      <style:text-properties style:font-name="Arial" officeooo:rsid="000c4955" officeooo:paragraph-rsid="0052faae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weight="bold" officeooo:rsid="000c4955" officeooo:paragraph-rsid="0052faae" style:font-weight-asian="bold" style:font-weight-complex="bold"/>
    </style:style>
    <style:style style:name="P18" style:family="paragraph" style:parent-style-name="Table_20_Contents">
      <style:text-properties style:font-name="Arial" fo:font-weight="bold" officeooo:rsid="000c4955" officeooo:paragraph-rsid="0052faae" style:font-weight-asian="bold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Arial" fo:font-weight="bold" officeooo:rsid="00551f29" officeooo:paragraph-rsid="00551f29" style:font-weight-asian="bold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Arial" fo:font-weight="bold" officeooo:rsid="005632ec" officeooo:paragraph-rsid="0052faae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weight="bold" officeooo:rsid="00551f29" officeooo:paragraph-rsid="00551f29" fo:background-color="#ffff99" style:font-weight-asian="bold" style:font-weight-complex="bold"/>
    </style:style>
    <style:style style:name="P22" style:family="paragraph" style:parent-style-name="Table_20_Contents">
      <style:text-properties style:font-name="Arial" officeooo:rsid="000c4955" officeooo:paragraph-rsid="0052faae"/>
    </style:style>
    <style:style style:name="P23" style:family="paragraph" style:parent-style-name="Table_20_Contents">
      <style:paragraph-properties fo:text-align="center" style:justify-single-word="false"/>
      <style:text-properties style:font-name="Arial" officeooo:paragraph-rsid="0052faae"/>
    </style:style>
    <style:style style:name="P24" style:family="paragraph" style:parent-style-name="Table_20_Contents">
      <style:text-properties style:font-name="Arial" officeooo:rsid="005632ec" officeooo:paragraph-rsid="005632ec"/>
    </style:style>
    <style:style style:name="P25" style:family="paragraph" style:parent-style-name="Table_20_Contents">
      <style:paragraph-properties fo:text-align="center" style:justify-single-word="false"/>
      <style:text-properties style:font-name="Arial" officeooo:rsid="005dafd6" officeooo:paragraph-rsid="005dafd6" fo:background-color="transparent"/>
    </style:style>
    <style:style style:name="P26" style:family="paragraph" style:parent-style-name="Table_20_Contents">
      <loext:graphic-properties draw:fill="solid" draw:fill-color="#dddddd" draw:opacity="100%"/>
      <style:paragraph-properties fo:text-align="center" style:justify-single-word="false" fo:background-color="#dddddd"/>
      <style:text-properties style:font-name="Arial" officeooo:rsid="005dafd6" officeooo:paragraph-rsid="005dafd6" fo:background-color="transparent"/>
    </style:style>
    <style:style style:name="P27" style:family="paragraph" style:parent-style-name="Table_20_Contents">
      <style:paragraph-properties fo:text-align="center" style:justify-single-word="false"/>
      <style:text-properties style:font-name="Arial" officeooo:rsid="0067775b" officeooo:paragraph-rsid="0067775b" fo:background-color="transparent"/>
    </style:style>
    <style:style style:name="P28" style:family="paragraph" style:parent-style-name="Table_20_Contents">
      <style:text-properties style:font-name="Arial" fo:font-style="normal" officeooo:rsid="000c4955" officeooo:paragraph-rsid="005632ec" style:font-style-asian="normal" style:font-style-complex="normal"/>
    </style:style>
    <style:style style:name="P29" style:family="paragraph" style:parent-style-name="Table_20_Contents">
      <style:text-properties style:font-name="Arial" fo:font-style="normal" officeooo:rsid="000c4955" officeooo:paragraph-rsid="0052faae" style:font-style-asian="normal" style:font-style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Arial" officeooo:rsid="005dafd6" officeooo:paragraph-rsid="005dafd6"/>
    </style:style>
    <style:style style:name="P31" style:family="paragraph" style:parent-style-name="Table_20_Contents">
      <loext:graphic-properties draw:fill="solid" draw:fill-color="#dddddd" draw:opacity="100%"/>
      <style:paragraph-properties fo:text-align="center" style:justify-single-word="false" fo:background-color="#dddddd"/>
      <style:text-properties style:font-name="Arial" officeooo:rsid="005dafd6" officeooo:paragraph-rsid="005dafd6"/>
    </style:style>
    <style:style style:name="P32" style:family="paragraph" style:parent-style-name="Table_20_Contents">
      <loext:graphic-properties draw:fill="solid" draw:fill-color="#dddddd" draw:opacity="100%"/>
      <style:paragraph-properties fo:text-align="center" style:justify-single-word="false" fo:background-color="#dddddd"/>
      <style:text-properties style:font-name="Arial" officeooo:rsid="006065c1" officeooo:paragraph-rsid="006065c1"/>
    </style:style>
    <style:style style:name="P33" style:family="paragraph" style:parent-style-name="Table_20_Contents">
      <style:paragraph-properties fo:text-align="center" style:justify-single-word="false"/>
      <style:text-properties style:font-name="Arial" officeooo:rsid="0061f4e9" officeooo:paragraph-rsid="0061f4e9"/>
    </style:style>
    <style:style style:name="P34" style:family="paragraph" style:parent-style-name="Table_20_Contents">
      <style:paragraph-properties fo:text-align="center" style:justify-single-word="false"/>
      <style:text-properties style:font-name="Arial" officeooo:rsid="006466ba" officeooo:paragraph-rsid="006466ba"/>
    </style:style>
    <style:style style:name="P35" style:family="paragraph" style:parent-style-name="Table_20_Contents">
      <style:paragraph-properties fo:text-align="center" style:justify-single-word="false"/>
      <style:text-properties style:font-name="Arial" officeooo:rsid="00663465" officeooo:paragraph-rsid="00663465"/>
    </style:style>
    <style:style style:name="P36" style:family="paragraph" style:parent-style-name="Table_20_Contents">
      <style:paragraph-properties fo:text-align="center" style:justify-single-word="false"/>
      <style:text-properties style:font-name="Arial" officeooo:rsid="0067775b" officeooo:paragraph-rsid="0067775b"/>
    </style:style>
    <style:style style:name="P37" style:family="paragraph" style:parent-style-name="Table_20_Contents">
      <style:paragraph-properties fo:text-align="center" style:justify-single-word="false"/>
      <style:text-properties style:font-name="Arial" officeooo:rsid="0069332a" officeooo:paragraph-rsid="0069332a"/>
    </style:style>
    <style:style style:name="P38" style:family="paragraph" style:parent-style-name="Table_20_Contents">
      <style:paragraph-properties fo:text-align="center" style:justify-single-word="false"/>
      <style:text-properties style:font-name="Arial" officeooo:rsid="006abaee" officeooo:paragraph-rsid="006abaee"/>
    </style:style>
    <style:style style:name="P39" style:family="paragraph" style:parent-style-name="Table_20_Contents">
      <style:paragraph-properties fo:text-align="center" style:justify-single-word="false"/>
      <style:text-properties style:font-name="Arial" officeooo:rsid="006b9c0b" officeooo:paragraph-rsid="006b9c0b"/>
    </style:style>
    <style:style style:name="P40" style:family="paragraph" style:parent-style-name="Table_20_Contents">
      <style:paragraph-properties fo:text-align="center" style:justify-single-word="false"/>
      <style:text-properties style:font-name="Arial" officeooo:rsid="006d3e2b" officeooo:paragraph-rsid="006d3e2b"/>
    </style:style>
    <style:style style:name="P41" style:family="paragraph" style:parent-style-name="Table_20_Contents">
      <style:paragraph-properties fo:text-align="center" style:justify-single-word="false"/>
      <style:text-properties style:font-name="Arial" officeooo:rsid="006e6db1" officeooo:paragraph-rsid="006e6db1"/>
    </style:style>
    <style:style style:name="P42" style:family="paragraph" style:parent-style-name="Table_20_Contents">
      <style:paragraph-properties fo:text-align="center" style:justify-single-word="false"/>
      <style:text-properties style:font-name="Arial" officeooo:rsid="0070450d" officeooo:paragraph-rsid="0070450d"/>
    </style:style>
    <style:style style:name="P43" style:family="paragraph" style:parent-style-name="Table_20_Contents">
      <style:paragraph-properties fo:text-align="center" style:justify-single-word="false"/>
      <style:text-properties style:font-name="Arial" officeooo:rsid="0071074a" officeooo:paragraph-rsid="0071074a"/>
    </style:style>
    <style:style style:name="P44" style:family="paragraph" style:parent-style-name="Text_20_body">
      <style:text-properties style:font-name="Arial" officeooo:rsid="000c4955" officeooo:paragraph-rsid="0052faae"/>
    </style:style>
    <style:style style:name="P45" style:family="paragraph" style:parent-style-name="Text_20_body">
      <style:text-properties style:font-name="Arial" officeooo:rsid="00716cf8" officeooo:paragraph-rsid="00716cf8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1729ec"/>
    </style:style>
    <style:style style:name="T3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T4" style:family="text">
      <style:text-properties style:font-name="Arial" fo:font-size="10pt" fo:font-weight="bold" officeooo:rsid="00100393" style:font-size-asian="10pt" style:font-weight-asian="bold" style:font-name-complex="Arial1" style:font-size-complex="10pt" style:font-weight-complex="bold"/>
    </style:style>
    <style:style style:name="T5" style:family="text">
      <style:text-properties style:font-name="Arial" fo:font-size="14pt" fo:font-weight="bold" officeooo:rsid="000a3fc5" style:font-size-asian="14pt" style:font-weight-asian="bold" style:font-size-complex="14pt" style:font-weight-complex="bold"/>
    </style:style>
    <style:style style:name="T6" style:family="text">
      <style:text-properties style:font-name="Arial" fo:font-size="14pt" fo:font-weight="bold" officeooo:rsid="0052faae" style:font-size-asian="14pt" style:font-weight-asian="bold" style:font-size-complex="14pt" style:font-weight-complex="bold"/>
    </style:style>
    <style:style style:name="T7" style:family="text">
      <style:text-properties fo:color="#000000" style:font-name="Arial1" fo:font-size="10pt" style:text-underline-style="none" fo:font-weight="bold" officeooo:rsid="00100393" style:font-size-asian="10pt" style:font-weight-asian="bold" style:font-name-complex="Arial1" style:font-size-complex="10pt" style:font-weight-complex="bold"/>
    </style:style>
    <style:style style:name="T8" style:family="text">
      <style:text-properties style:text-position="super 58%" style:font-name="Arial" fo:font-size="10pt" fo:font-weight="bold" officeooo:rsid="00100393" style:font-size-asian="10pt" style:font-weight-asian="bold" style:font-name-complex="Arial1" style:font-size-complex="10pt" style:font-weight-complex="bold"/>
    </style:style>
    <style:style style:name="T9" style:family="text">
      <style:text-properties officeooo:rsid="005632e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officeooo:rsid="005791b2"/>
    </style:style>
    <style:style style:name="T13" style:family="text">
      <style:text-properties fo:background-color="#ffff99" loext:char-shading-value="0"/>
    </style:style>
    <style:style style:name="T14" style:family="text">
      <style:text-properties officeooo:rsid="006466ba" fo:background-color="#ffff99" loext:char-shading-value="0"/>
    </style:style>
    <style:style style:name="T15" style:family="text">
      <style:text-properties officeooo:rsid="0070450d" fo:background-color="#ffff99" loext:char-shading-value="0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716c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0984in" style:wrap="right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10"><text:span text:style-name="T3">Mòdul </text:span><text:span text:style-name="T7">6 – Accés a dades</text:span></text:p>
          </table:table-cell>
        </table:table-row>
        <table:table-row table:style-name="Taula1.2">
          <table:table-cell table:style-name="Taula1.A2" office:value-type="string">
            <text:p text:style-name="P10"><text:span text:style-name="T4">2</text:span><text:span text:style-name="T8">n <text:s text:c="2"/></text:span><text:span text:style-name="T3">CFGS Desenvolupament d'Aplicacions Multiplataforma</text:span></text:p>
          </table:table-cell>
        </table:table-row>
      </table:table>
      <text:p text:style-name="P12"/>
      <text:p text:style-name="P13"><text:span text:style-name="T5">M6 – UF4. </text:span><text:span text:style-name="T6">Implementació de Web Services. Lliurament de pràctiques</text:span></text:p>
      <text:p text:style-name="P11"/>
      <text:p text:style-name="P16">Alumne: <text:s text:c="5"/><text:span text:style-name="T17">Sánchez Ignasi, Joan Ignasi</text:span></text:p>
      <text:p text:style-name="P45">https://github.com/iignaasii47/Lliurament-Web-Service.git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/>
          </table:table-cell>
          <table:table-cell table:style-name="Table1.B1" table:number-columns-spanned="2" office:value-type="string">
            <text:p text:style-name="P17">Implementat?</text:p>
          </table:table-cell>
          <table:covered-table-cell/>
        </table:table-row>
        <table:table-row>
          <table:table-cell table:style-name="Table1.A2" office:value-type="string">
            <text:p text:style-name="P18">Implementaci<text:span text:style-name="T12">ó</text:span> Web Service</text:p>
          </table:table-cell>
          <table:table-cell table:style-name="Table1.A2" office:value-type="string">
            <text:p text:style-name="P17">Producció</text:p>
          </table:table-cell>
          <table:table-cell table:style-name="Table1.C2" office:value-type="string">
            <text:p text:style-name="P17">Consum</text:p>
          </table:table-cell>
        </table:table-row>
        <table:table-row>
          <table:table-cell table:style-name="Table1.A2" office:value-type="string">
            <text:p text:style-name="P19">Valors possibles:</text:p>
          </table:table-cell>
          <table:table-cell table:style-name="Table1.B3" office:value-type="string">
            <text:p text:style-name="P21">0 / 1 / 0.5</text:p>
          </table:table-cell>
          <table:table-cell table:style-name="Table1.C3" office:value-type="string">
            <text:p text:style-name="P21">0 / 1 / 0.5</text:p>
          </table:table-cell>
        </table:table-row>
        <table:table-row>
          <table:table-cell table:style-name="Table1.A2" office:value-type="string">
            <text:p text:style-name="P22">Consulta tots els contactes (només contactes)</text:p>
          </table:table-cell>
          <table:table-cell table:style-name="Table1.A2" office:value-type="string">
            <text:p text:style-name="P30">1</text:p>
          </table:table-cell>
          <table:table-cell table:style-name="Table1.C2" office:value-type="string">
            <text:p text:style-name="P35">1</text:p>
          </table:table-cell>
        </table:table-row>
        <table:table-row>
          <table:table-cell table:style-name="Table1.A2" office:value-type="string">
            <text:p text:style-name="P22">Consulta tots els contactes (tot)</text:p>
          </table:table-cell>
          <table:table-cell table:style-name="Table1.B5" office:value-type="string">
            <text:p text:style-name="P31">0.5</text:p>
          </table:table-cell>
          <table:table-cell table:style-name="Table1.C2" office:value-type="string">
            <text:p text:style-name="P37">0</text:p>
          </table:table-cell>
        </table:table-row>
        <table:table-row>
          <table:table-cell table:style-name="Table1.A2" office:value-type="string">
            <text:p text:style-name="P22">Consulta 1 contacte per id (només contacte)</text:p>
          </table:table-cell>
          <table:table-cell table:style-name="Table1.A2" office:value-type="string">
            <text:p text:style-name="P30">1</text:p>
          </table:table-cell>
          <table:table-cell table:style-name="Table1.C2" office:value-type="string">
            <text:p text:style-name="P35">1</text:p>
          </table:table-cell>
        </table:table-row>
        <table:table-row>
          <table:table-cell table:style-name="Table1.A2" office:value-type="string">
            <text:p text:style-name="P22">Consulta 1 contacte per id (tot)</text:p>
          </table:table-cell>
          <table:table-cell table:style-name="Table1.B5" office:value-type="string">
            <text:p text:style-name="P31">0</text:p>
          </table:table-cell>
          <table:table-cell table:style-name="Table1.C2" office:value-type="string">
            <text:p text:style-name="P36">0</text:p>
          </table:table-cell>
        </table:table-row>
        <table:table-row>
          <table:table-cell table:style-name="Table1.A2" office:value-type="string">
            <text:p text:style-name="P22">Consulta contactes per nom/cognoms (només contactes)</text:p>
          </table:table-cell>
          <table:table-cell table:style-name="Table1.A2" office:value-type="string">
            <text:p text:style-name="P30">1</text:p>
          </table:table-cell>
          <table:table-cell table:style-name="Table1.C2" office:value-type="string">
            <text:p text:style-name="P35">1</text:p>
          </table:table-cell>
        </table:table-row>
        <table:table-row>
          <table:table-cell table:style-name="Table1.A2" office:value-type="string">
            <text:p text:style-name="P22">Consulta contactes per nom/cognoms (tot)</text:p>
          </table:table-cell>
          <table:table-cell table:style-name="Table1.B5" office:value-type="string">
            <text:p text:style-name="P26">0</text:p>
          </table:table-cell>
          <table:table-cell table:style-name="Table1.C2" office:value-type="string">
            <text:p text:style-name="P36">0</text:p>
          </table:table-cell>
        </table:table-row>
        <table:table-row>
          <table:table-cell table:style-name="Table1.A2" office:value-type="string">
            <text:p text:style-name="P22">Consulta contactes per telèfon (tel/tipus)</text:p>
          </table:table-cell>
          <table:table-cell table:style-name="Table1.A2" office:value-type="string">
            <text:p text:style-name="P30">1</text:p>
          </table:table-cell>
          <table:table-cell table:style-name="Table1.C2" office:value-type="string">
            <text:p text:style-name="P38">1</text:p>
          </table:table-cell>
        </table:table-row>
        <table:table-row>
          <table:table-cell table:style-name="Table1.A2" office:value-type="string">
            <text:p text:style-name="P22">Consulta contactes per email (email/tipus)</text:p>
          </table:table-cell>
          <table:table-cell table:style-name="Table1.B11" office:value-type="string">
            <text:p text:style-name="P30">0</text:p>
          </table:table-cell>
          <table:table-cell table:style-name="Table1.C2" office:value-type="string">
            <text:p text:style-name="P36">0</text:p>
          </table:table-cell>
        </table:table-row>
        <table:table-row>
          <table:table-cell table:style-name="Table1.A2" office:value-type="string">
            <text:p text:style-name="P22">Modificació contacte per id</text:p>
          </table:table-cell>
          <table:table-cell table:style-name="Table1.B5" office:value-type="string">
            <text:p text:style-name="P32">1</text:p>
          </table:table-cell>
          <table:table-cell table:style-name="Table1.C2" office:value-type="string">
            <text:p text:style-name="P40">1</text:p>
          </table:table-cell>
        </table:table-row>
        <table:table-row>
          <table:table-cell table:style-name="Table1.A2" office:value-type="string">
            <text:p text:style-name="P22">Modificació telèfon per id</text:p>
          </table:table-cell>
          <table:table-cell table:style-name="Table1.A2" office:value-type="string">
            <text:p text:style-name="P33">1</text:p>
          </table:table-cell>
          <table:table-cell table:style-name="Table1.C2" office:value-type="string">
            <text:p text:style-name="P43">1</text:p>
          </table:table-cell>
        </table:table-row>
        <table:table-row>
          <table:table-cell table:style-name="Table1.A2" office:value-type="string">
            <text:p text:style-name="P22">Modificació email per id</text:p>
          </table:table-cell>
          <table:table-cell table:style-name="Table1.B11" office:value-type="string">
            <text:p text:style-name="P25">0</text:p>
          </table:table-cell>
          <table:table-cell table:style-name="Table1.C14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28">Inserció de contacte (<text:span text:style-name="T9">només taula contacte</text:span>)</text:p>
          </table:table-cell>
          <table:table-cell table:style-name="Table1.A2" office:value-type="string">
            <text:p text:style-name="P34">1</text:p>
          </table:table-cell>
          <table:table-cell table:style-name="Table1.C2" office:value-type="string">
            <text:p text:style-name="P39">1</text:p>
          </table:table-cell>
        </table:table-row>
        <table:table-row>
          <table:table-cell table:style-name="Table1.A2" office:value-type="string">
            <text:p text:style-name="P28">Inserció de contacte (<text:span text:style-name="T9">potser </text:span>amb telèfons + emails)</text:p>
          </table:table-cell>
          <table:table-cell table:style-name="Table1.A2" office:value-type="string">
            <text:p text:style-name="P34">0</text:p>
          </table:table-cell>
          <table:table-cell table:style-name="Table1.C2" office:value-type="string">
            <text:p text:style-name="P36">0</text:p>
          </table:table-cell>
        </table:table-row>
        <table:table-row>
          <table:table-cell table:style-name="Table1.A2" office:value-type="string">
            <text:p text:style-name="P29">Inserció de telèfon</text:p>
          </table:table-cell>
          <table:table-cell table:style-name="Table1.A2" office:value-type="string">
            <text:p text:style-name="P34">1</text:p>
          </table:table-cell>
          <table:table-cell table:style-name="Table1.C2" office:value-type="string">
            <text:p text:style-name="P42">1</text:p>
          </table:table-cell>
        </table:table-row>
        <table:table-row>
          <table:table-cell table:style-name="Table1.A2" office:value-type="string">
            <text:p text:style-name="P29">Inserció d’email</text:p>
          </table:table-cell>
          <table:table-cell table:style-name="Table1.B11" office:value-type="string">
            <text:p text:style-name="P34">0</text:p>
          </table:table-cell>
          <table:table-cell table:style-name="Table1.C14" office:value-type="string">
            <text:p text:style-name="P36">0</text:p>
          </table:table-cell>
        </table:table-row>
        <table:table-row>
          <table:table-cell table:style-name="Table1.A2" office:value-type="string">
            <text:p text:style-name="P29">Eliminació de contacte <text:span text:style-name="T9">(només taula contacte)</text:span></text:p>
          </table:table-cell>
          <table:table-cell table:style-name="Table1.A2" office:value-type="string">
            <text:p text:style-name="P34">1</text:p>
          </table:table-cell>
          <table:table-cell table:style-name="Table1.C2" office:value-type="string">
            <text:p text:style-name="P41">1</text:p>
          </table:table-cell>
        </table:table-row>
        <table:table-row>
          <table:table-cell table:style-name="Table1.A2" office:value-type="string">
            <text:p text:style-name="P24">Eliminació de contacte (amb telèfons + emails si n’hi ha)</text:p>
          </table:table-cell>
          <table:table-cell table:style-name="Table1.A2" office:value-type="string">
            <text:p text:style-name="P34">0</text:p>
          </table:table-cell>
          <table:table-cell table:style-name="Table1.C2" office:value-type="string">
            <text:p text:style-name="P36">0</text:p>
          </table:table-cell>
        </table:table-row>
        <table:table-row>
          <table:table-cell table:style-name="Table1.A2" office:value-type="string">
            <text:p text:style-name="P22">Eliminació de telèfon</text:p>
          </table:table-cell>
          <table:table-cell table:style-name="Table1.A2" office:value-type="string">
            <text:p text:style-name="P34">1</text:p>
          </table:table-cell>
          <table:table-cell table:style-name="Table1.C2" office:value-type="string">
            <text:p text:style-name="P42">1</text:p>
          </table:table-cell>
        </table:table-row>
        <table:table-row>
          <table:table-cell table:style-name="Table1.A2" office:value-type="string">
            <text:p text:style-name="P22">Eliminació d’email</text:p>
          </table:table-cell>
          <table:table-cell table:style-name="Table1.A2" office:value-type="string">
            <text:p text:style-name="P34">0</text:p>
          </table:table-cell>
          <table:table-cell table:style-name="Table1.C2" office:value-type="string">
            <text:p text:style-name="P36">0</text:p>
          </table:table-cell>
        </table:table-row>
        <table:table-row>
          <table:table-cell table:style-name="Table1.A2" office:value-type="string">
            <text:p text:style-name="P20"><text:span text:style-name="T12">Apartats</text:span> implementats</text:p>
          </table:table-cell>
          <table:table-cell table:style-name="Table1.A2" office:value-type="string">
            <text:p text:style-name="P23"><text:span text:style-name="T16"><text:s/></text:span><text:span text:style-name="T13"><text:s text:c="6"/></text:span><text:span text:style-name="T14">10.5</text:span><text:span text:style-name="T13"> <text:s text:c="5"/></text:span>/ <text:span text:style-name="T9">15</text:span></text:p>
          </table:table-cell>
          <table:table-cell table:style-name="Table1.C2" office:value-type="string">
            <text:p text:style-name="P23"><text:span text:style-name="T13"><text:s text:c="7"/></text:span><text:span text:style-name="T15">10</text:span><text:span text:style-name="T13"> <text:s text:c="3"/></text:span>/ <text:span text:style-name="T9">19</text:span></text:p>
          </table:table-cell>
        </table:table-row>
      </table:table>
      <text:p text:style-name="P14"/>
      <text:p text:style-name="P15"/>
      <text:p text:style-name="P15">Nota: <text:span text:style-name="T10">En el </text:span><text:span text:style-name="T11">Consum </text:span><text:span text:style-name="T10">no cal implementar tots els apartats</text:span> (pot ser que no calgui <text:soft-page-break/>implementar-ne alguns per a obtenir la funcionalitat que el client necessit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5" style:family="table">
      <style:table-properties style:width="6.6938in" fo:margin-left="0in" table:align="left" style:writing-mode="lr-tb"/>
    </style:style>
    <style:style style:name="Taula15.A" style:family="table-column">
      <style:table-column-properties style:column-width="4.0528in"/>
    </style:style>
    <style:style style:name="Taula15.B" style:family="table-column">
      <style:table-column-properties style:column-width="2.641in"/>
    </style:style>
    <style:style style:name="Taula15.1" style:family="table-row">
      <style:table-row-properties style:min-row-height="0.3556in" fo:keep-together="auto"/>
    </style:style>
    <style:style style:name="Taula15.A1" style:family="table-cell">
      <style:table-cell-properties style:vertical-align="top" fo:padding-left="0.0396in" fo:padding-right="0.0396in" fo:padding-top="0.0396in" fo:padding-bottom="0in" fo:border-left="none" fo:border-right="none" fo:border-top="0.05pt solid #000000" fo:border-bottom="none" style:writing-mode="lr-tb"/>
    </style:style>
    <style:style style:name="MP1" style:family="paragraph" style:parent-style-name="Header">
      <style:paragraph-properties fo:line-height="0.1665in">
        <style:tab-stops>
          <style:tab-stop style:position="0.3937in"/>
          <style:tab-stop style:position="5.9055in" style:type="right"/>
        </style:tab-stops>
      </style:paragraph-properties>
      <style:text-properties fo:font-size="12pt" officeooo:paragraph-rsid="003a33e3" style:font-size-asian="12pt"/>
    </style:style>
    <style:style style:name="MP2" style:family="paragraph" style:parent-style-name="Header">
      <style:paragraph-properties fo:line-height="0.1665in">
        <style:tab-stops>
          <style:tab-stop style:position="0.3937in"/>
          <style:tab-stop style:position="5.9055in" style:type="right"/>
        </style:tab-stops>
      </style:paragraph-properties>
      <style:text-properties fo:font-size="10pt" style:text-underline-style="none" fo:font-weight="bold" officeooo:paragraph-rsid="003a33e3" style:font-size-asian="10pt" style:font-weight-asian="bold"/>
    </style:style>
    <style:style style:name="MP3" style:family="paragraph" style:parent-style-name="Header">
      <style:paragraph-properties fo:line-height="0.1665in">
        <style:tab-stops>
          <style:tab-stop style:position="0.3937in"/>
          <style:tab-stop style:position="5.9055in" style:type="right"/>
        </style:tab-stops>
      </style:paragraph-properties>
      <style:text-properties fo:font-size="10pt" style:text-underline-style="none" fo:font-weight="bold" officeooo:rsid="003a33e3" officeooo:paragraph-rsid="003a33e3" style:font-size-asian="10pt" style:font-weight-asian="bold"/>
    </style:style>
    <style:style style:name="MP4" style:family="paragraph" style:parent-style-name="Footnote">
      <style:paragraph-properties fo:padding="0in" fo:border="none" style:snap-to-layout-grid="false"/>
      <style:text-properties officeooo:paragraph-rsid="002e1fcc"/>
    </style:style>
    <style:style style:name="MP5" style:family="paragraph" style:parent-style-name="Footnote">
      <style:paragraph-properties fo:padding="0in" fo:border="none"/>
      <style:text-properties fo:font-size="8pt" officeooo:paragraph-rsid="002e1fcc" style:font-size-asian="8pt" style:font-size-complex="8pt"/>
    </style:style>
    <style:style style:name="MP6" style:family="paragraph" style:parent-style-name="Footnote">
      <style:paragraph-properties fo:text-align="end" style:justify-single-word="false" fo:padding="0in" fo:border="none" style:snap-to-layout-grid="false"/>
      <style:text-properties officeooo:paragraph-rsid="002e1fcc"/>
    </style:style>
    <style:style style:name="MP7" style:family="paragraph" style:parent-style-name="Standard">
      <style:paragraph-properties fo:text-align="end" style:justify-single-word="false"/>
      <style:text-properties officeooo:paragraph-rsid="002e1fcc"/>
    </style:style>
    <style:style style:name="MP8" style:family="paragraph" style:parent-style-name="Standard">
      <style:paragraph-properties fo:text-align="end" style:justify-single-word="false"/>
      <style:text-properties fo:font-size="8pt" officeooo:paragraph-rsid="002e1fcc" style:font-size-asian="8pt" style:font-size-complex="8pt"/>
    </style:style>
    <style:style style:name="MP9" style:family="paragraph" style:parent-style-name="Standard">
      <style:text-properties officeooo:paragraph-rsid="002e1fcc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01729e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6in" fo:margin-right="0.0984in" style:wrap="right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862in" fo:margin-bottom="0.1071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8681in" fo:margin-left="0in" fo:margin-right="0in" fo:margin-bottom="0.1965in" style:dynamic-spacing="false"/>
      </style:header-style>
      <style:footer-style>
        <style:header-footer-properties svg:height="0.9811in" fo:margin-left="0in" fo:margin-right="0in" fo:margin-top="0.1965in"/>
      </style:footer-style>
    </style:page-layout>
    <number:date-style style:name="N34">
      <number:month number:style="long" number:textual="true"/>
    </number:date-style>
    <number:date-style style:name="N121"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Imatge1" text:anchor-type="paragraph" svg:x="6.9646in" svg:y="-0.1035in" svg:width="0.2756in" svg:height="1.5752in" draw:z-index="1"><draw:image xlink:href="Pictures/10000000000000E400000596F87DF655B34A74B0.jpg" xlink:type="simple" xlink:show="embed" xlink:actuate="onLoad"/></draw:frame><draw:frame draw:style-name="Mfr2" draw:name="gràfics1" text:anchor-type="char" svg:x="-0.402in" svg:y="-0.0299in" svg:width="0.3217in" svg:height="0.3146in" draw:z-index="3"><draw:image xlink:href="Pictures/10000200000001DC00000227E991BD53A93079B8.png" xlink:type="simple" xlink:show="embed" xlink:actuate="onLoad"/></draw:frame>Generalitat de Catalunya</text:p>
        <text:p text:style-name="MP1">Departament d’Ensenyament</text:p>
        <text:p text:style-name="MP2">Institut Carles Vallbona</text:p>
        <text:p text:style-name="MP3">Departament d'Informàtica</text:p>
      </style:header>
      <style:footer>
        <table:table table:name="Taula15" table:style-name="Taula15">
          <table:table-column table:style-name="Taula15.A"/>
          <table:table-column table:style-name="Taula15.B"/>
          <table:table-row table:style-name="Taula15.1">
            <table:table-cell table:style-name="Taula15.A1" office:value-type="string">
              <text:p text:style-name="MP4"><text:span text:style-name="MT1">Nom arxiu: </text:span><text:span text:style-name="MT1"><text:file-name text:display="name-and-extension">ED2DAM_ACT_1819_001_R1_M9_UF3_WS_AutoAval.odt</text:file-name></text:span></text:p>
              <text:p text:style-name="MP5">Elaborat: <text:s/><text:span text:style-name="MT2">Miquel Altayó</text:span></text:p>
            </table:table-cell>
            <table:table-cell table:style-name="Taula15.A1" office:value-type="string">
              <text:p text:style-name="MP6"><text:span text:style-name="MT1">Data: </text:span><text:span text:style-name="MT1"><text:date style:data-style-name="N34" text:date-value="2019-02-13T19:10:57.138249208">febrer</text:date></text:span><text:span text:style-name="MT1"> </text:span><text:span text:style-name="MT1"><text:date style:data-style-name="N121" text:date-value="2019-02-13T19:10:57.138513238">2019</text:date></text:span></text:p>
              <text:p text:style-name="MP7"><text:span text:style-name="MT1">Pàg. </text:span><text:span text:style-name="MT1"><text:page-number text:select-page="current">2</text:page-number></text:span><text:span text:style-name="MT1"> de </text:span><text:span text:style-name="MT1"><text:page-count style:num-format="1">2</text:page-count></text:span></text:p>
              <text:p text:style-name="MP8">Aquest document pot quedat obsolet una vegada imprès.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q </meta:initial-creator>
    <meta:creation-date>2014-09-24T09:05:51.882548463</meta:creation-date>
    <dc:date>2019-02-13T19:10:57.091809300</dc:date>
    <meta:editing-duration>PT9H28M22S</meta:editing-duration>
    <meta:editing-cycles>72</meta:editing-cycles>
    <meta:generator>LibreOffice/5.1.6.2$Linux_X86_64 LibreOffice_project/10m0$Build-2</meta:generator>
    <meta:document-statistic meta:table-count="3" meta:image-count="2" meta:object-count="0" meta:page-count="2" meta:paragraph-count="82" meta:word-count="243" meta:character-count="1521" meta:non-whitespace-character-count="1328"/>
  </office:meta>
</office:document-meta>
</file>